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16.34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50.4pt"/>
    </style:style>
    <style:style style:name="co16" style:family="table-column">
      <style:table-column-properties fo:break-before="auto" style:column-width="48.84pt"/>
    </style:style>
    <style:style style:name="co17" style:family="table-column">
      <style:table-column-properties fo:break-before="auto" style:column-width="45.01pt"/>
    </style:style>
    <style:style style:name="co18" style:family="table-column">
      <style:table-column-properties fo:break-before="auto" style:column-width="103.66pt"/>
    </style:style>
    <style:style style:name="co19" style:family="table-column">
      <style:table-column-properties fo:break-before="auto" style:column-width="115.26pt"/>
    </style:style>
    <style:style style:name="co20" style:family="table-column">
      <style:table-column-properties fo:break-before="auto" style:column-width="109.05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2.1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112.96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17.55pt"/>
    </style:style>
    <style:style style:name="co27" style:family="table-column">
      <style:table-column-properties fo:break-before="auto" style:column-width="170.05pt"/>
    </style:style>
    <style:style style:name="co29" style:family="table-column">
      <style:table-column-properties fo:break-before="auto" style:column-width="144.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5" table:number-columns-repeated="991" table:default-cell-style-name="Default"/>
        <table:table-row table:style-name="ro3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weaponSpeed</text:p>
          </table:table-cell>
          <table:table-cell table:style-name="ce5" office:value-type="string" calcext:value-type="string">
            <text:p>damageLower</text:p>
          </table:table-cell>
          <table:table-cell table:style-name="ce5" office:value-type="string" calcext:value-type="string">
            <text:p>damageUpper</text:p>
          </table:table-cell>
          <table:table-cell table:style-name="ce5" office:value-type="string" calcext:value-type="string">
            <text:p>elementalLower</text:p>
          </table:table-cell>
          <table:table-cell table:style-name="ce5" office:value-type="string" calcext:value-type="string">
            <text:p>elementalUpper</text:p>
          </table:table-cell>
          <table:table-cell table:style-name="ce5" office:value-type="string" calcext:value-type="string">
            <text:p>elementalSchool</text:p>
          </table:table-cell>
          <table:table-cell table:style-name="ce5" office:value-type="string" calcext:value-type="string">
            <text:p>weaponAllDamage</text:p>
          </table:table-cell>
          <table:table-cell table:style-name="ce5" office:value-type="string" calcext:value-type="string">
            <text:p>elementalAllDamag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agility</text:p>
          </table:table-cell>
          <table:table-cell table:style-name="ce5" office:value-type="string" calcext:value-type="string">
            <text:p>attackPower</text:p>
          </table:table-cell>
          <table:table-cell table:style-name="ce5" office:value-type="string" calcext:value-type="string">
            <text:p>spellPower</text:p>
          </table:table-cell>
          <table:table-cell table:style-name="ce5" office:value-type="string" calcext:value-type="string">
            <text:p>meleeCrit</text:p>
          </table:table-cell>
          <table:table-cell table:style-name="ce5" office:value-type="string" calcext:value-type="string">
            <text:p>meleeHit</text:p>
          </table:table-cell>
          <table:table-cell table:style-name="ce5" office:value-type="string" calcext:value-type="string">
            <text:p>spellCrit</text:p>
          </table:table-cell>
          <table:table-cell table:style-name="ce5" office:value-type="string" calcext:value-type="string">
            <text:p>spellHit</text:p>
          </table:table-cell>
          <table:table-cell table:style-name="ce5" office:value-type="string" calcext:value-type="string">
            <text:p>weaponSkillSwords</text:p>
          </table:table-cell>
          <table:table-cell table:style-name="ce5" office:value-type="string" calcext:value-type="string">
            <text:p>weaponSkill2hSwords</text:p>
          </table:table-cell>
          <table:table-cell table:style-name="ce5" office:value-type="string" calcext:value-type="string">
            <text:p>weaponSkillMaces</text:p>
          </table:table-cell>
          <table:table-cell table:style-name="ce5" office:value-type="string" calcext:value-type="string">
            <text:p>weaponSkill2hMaces</text:p>
          </table:table-cell>
          <table:table-cell table:style-name="ce5" office:value-type="string" calcext:value-type="string">
            <text:p>weaponSkillAxes</text:p>
          </table:table-cell>
          <table:table-cell table:style-name="ce5" office:value-type="string" calcext:value-type="string">
            <text:p>weaponSkill2hAxes</text:p>
          </table:table-cell>
          <table:table-cell table:style-name="ce5" office:value-type="string" calcext:value-type="string">
            <text:p>weaponSkillDaggers</text:p>
          </table:table-cell>
          <table:table-cell table:style-name="ce5" office:value-type="string" calcext:value-type="string">
            <text:p>weaponSkillFists</text:p>
          </table:table-cell>
          <table:table-cell table:style-name="ce5" office:value-type="string" calcext:value-type="string">
            <text:p>weaponSkillStaves</text:p>
          </table:table-cell>
          <table:table-cell table:style-name="ce5" office:value-type="string" calcext:value-type="string">
            <text:p>weaponSkillPolearms</text:p>
          </table:table-cell>
          <table:table-cell table:style-name="ce5" office:value-type="string" calcext:value-type="string">
            <text:p>haste</text:p>
          </table:table-cell>
          <table:table-cell table:style-name="ce5" office:value-type="string" calcext:value-type="string">
            <text:p>armor</text:p>
          </table:table-cell>
          <table:table-cell table:style-name="ce5" office:value-type="string" calcext:value-type="string">
            <text:p>setBonus</text:p>
          </table:table-cell>
          <table:table-cell table:style-name="ce5" office:value-type="string" calcext:value-type="string">
            <text:p>proc</text:p>
          </table:table-cell>
          <table:table-cell table:style-name="ce5" office:value-type="string" calcext:value-type="string">
            <text:p>useEffect</text:p>
          </table:table-cell>
          <table:table-cell table:style-name="ce5" table:number-columns-repeated="991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ncient Qiraji Ripper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114" calcext:value-type="float">
            <text:p>114</text:p>
          </table:table-cell>
          <table:table-cell office:value-type="float" office:value="213" calcext:value-type="float">
            <text:p>2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rutality Blade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idow's Remorse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blis, Blade of the Fallen Seraph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romatically Tempered Sword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6" calcext:value-type="float">
            <text:p>106</text:p>
          </table:table-cell>
          <table:table-cell office:value-type="float" office:value="198" calcext:value-type="float">
            <text:p>1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ressil, Dawn of Ruin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138" calcext:value-type="float">
            <text:p>138</text:p>
          </table:table-cell>
          <table:table-cell office:value-type="float" office:value="257" calcext:value-type="float">
            <text:p>2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al'Rend's Sacred Charge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al'Rend's Tribal Guardian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igh Warlord's Blade</text:p>
          </table:table-cell>
          <table:table-cell office:value-type="float" office:value="1" calcext:value-type="float">
            <text:p>1</text:p>
          </table:table-cell>
          <table:table-cell office:value-type="float" office:value="2900" calcext:value-type="float">
            <text:p>2900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ladath, Runed Blade of the Black Flight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e Hungering Cold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irah's Song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word of Zeal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rash Blade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underfury, Blessed Blade of the Windseeker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is'kag the Bloodletter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nubisath Warhammer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mpyrean Demolisher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onfoe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and Polished Hammer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essed Qiraji War Hammer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89" calcext:value-type="float">
            <text:p>89</text:p>
          </table:table-cell>
          <table:table-cell office:value-type="float" office:value="166" calcext:value-type="float">
            <text:p>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e Castigator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119" calcext:value-type="float">
            <text:p>119</text:p>
          </table:table-cell>
          <table:table-cell office:value-type="float" office:value="221" calcext:value-type="float">
            <text:p>2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isplaced Servo Arm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238" calcext:value-type="float">
            <text:p>23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nnihilator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xe of the Deep Woods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essed Qiraji War Axe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atchet of Sundered Bone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119" calcext:value-type="float">
            <text:p>119</text:p>
          </table:table-cell>
          <table:table-cell office:value-type="float" office:value="221" calcext:value-type="float">
            <text:p>2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one Slicing Hatchet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rul'shorukh, Edge of Chaos</text:p>
          </table:table-cell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awn's Edge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rostbite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erathil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athbringer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14" calcext:value-type="float">
            <text:p>114</text:p>
          </table:table-cell>
          <table:table-cell office:value-type="float" office:value="213" calcext:value-type="float">
            <text:p>21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oom's Edge</text:p>
          </table:table-cell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ickle of Unyielding Strength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lurry Axe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igh Warlord's Cleaver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ceblade Hacker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Zulian Hacker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shkandi, Greatsword of the Brotherhood</text:p>
          </table:table-cell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9" calcext:value-type="float">
            <text:p>229</text:p>
          </table:table-cell>
          <table:table-cell office:value-type="float" office:value="344" calcext:value-type="float">
            <text:p>3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onereaver's Edge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monshear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Obsidian Edged Blade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176" calcext:value-type="float">
            <text:p>176</text:p>
          </table:table-cell>
          <table:table-cell office:value-type="float" office:value="264" calcext:value-type="float">
            <text:p>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e Untamed Blade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192" calcext:value-type="float">
            <text:p>192</text:p>
          </table:table-cell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stiny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arthshaker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75" calcext:value-type="float">
            <text:p>175</text:p>
          </table:table-cell>
          <table:table-cell office:value-type="float" office:value="263" calcext:value-type="float">
            <text:p>2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ight of Menethil</text:p>
          </table:table-cell>
          <table:table-cell office:value-type="float" office:value="5" calcext:value-type="float">
            <text:p>5</text:p>
          </table:table-cell>
          <table:table-cell office:value-type="float" office:value="3800" calcext:value-type="float">
            <text:p>3800</text:p>
          </table:table-cell>
          <table:table-cell office:value-type="float" office:value="289" calcext:value-type="float">
            <text:p>289</text:p>
          </table:table-cell>
          <table:table-cell office:value-type="float" office:value="435" calcext:value-type="float">
            <text:p>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conic Maul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87" calcext:value-type="float">
            <text:p>187</text:p>
          </table:table-cell>
          <table:table-cell office:value-type="float" office:value="282" calcext:value-type="float">
            <text:p>2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e Unstoppable Force</text:p>
          </table:table-cell>
          <table:table-cell office:value-type="float" office:value="5" calcext:value-type="float">
            <text:p>5</text:p>
          </table:table-cell>
          <table:table-cell office:value-type="float" office:value="3800" calcext:value-type="float">
            <text:p>3800</text:p>
          </table:table-cell>
          <table:table-cell office:value-type="float" office:value="175" calcext:value-type="float">
            <text:p>175</text:p>
          </table:table-cell>
          <table:table-cell office:value-type="float" office:value="292" calcext:value-type="float">
            <text:p>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erald of Woe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lown's Slam</text:p>
          </table:table-cell>
          <table:table-cell office:value-type="float" office:value="5" calcext:value-type="float">
            <text:p>5</text:p>
          </table:table-cell>
          <table:table-cell office:value-type="float" office:value="3800" calcext:value-type="float">
            <text:p>3800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ulfuras, Hand of Ragnaros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float" office:value="223" calcext:value-type="float">
            <text:p>223</text:p>
          </table:table-cell>
          <table:table-cell office:value-type="float" office:value="372" calcext:value-type="float">
            <text:p>3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rcanite Reaper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  <table:table-cell office:value-type="float" office:value="153" calcext:value-type="float">
            <text:p>153</text:p>
          </table:table-cell>
          <table:table-cell office:value-type="float" office:value="256" calcext:value-type="float">
            <text:p>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reant's Bane</text:p>
          </table:table-cell>
          <table:table-cell office:value-type="float" office:value="6" calcext:value-type="float">
            <text:p>6</text:p>
          </table:table-cell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eadforge Retaliator</text:p>
          </table:table-cell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ark Edge of Insanity</text:p>
          </table:table-cell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242" calcext:value-type="float">
            <text:p>242</text:p>
          </table:table-cell>
          <table:table-cell office:value-type="float" office:value="364" calcext:value-type="float">
            <text:p>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everance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float" office:value="235" calcext:value-type="float">
            <text:p>235</text:p>
          </table:table-cell>
          <table:table-cell office:value-type="float" office:value="354" calcext:value-type="float">
            <text:p>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ke Talon Cleaver</text:p>
          </table:table-cell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conic Avenger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74" calcext:value-type="float">
            <text:p>174</text:p>
          </table:table-cell>
          <table:table-cell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igh Warlord's Battle Axe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ightfall</text:p>
          </table:table-cell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7" calcext:value-type="float">
            <text:p>187</text:p>
          </table:table-cell>
          <table:table-cell office:value-type="float" office:value="282" calcext:value-type="float">
            <text:p>28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pinal Reaper</text:p>
          </table:table-cell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  <table:table-cell office:value-type="float" office:value="203" calcext:value-type="float">
            <text:p>203</text:p>
          </table:table-cell>
          <table:table-cell office:value-type="float" office:value="305" calcext:value-type="float">
            <text:p>3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ore Hound Tooth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Kingsfall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ath's Sting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essed Qiraji Pugio</text:p>
          </table:table-cell>
          <table:table-cell office:value-type="float" office:value="7" calcext:value-type="float">
            <text:p>7</text:p>
          </table:table-cell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gonfang Blade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elstriker</text:p>
          </table:table-cell>
          <table:table-cell office:value-type="float" office:value="7" calcext:value-type="float">
            <text:p>7</text:p>
          </table:table-cell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eartseeker</text:p>
          </table:table-cell>
          <table:table-cell office:value-type="float" office:value="7" calcext:value-type="float">
            <text:p>7</text:p>
          </table:table-cell>
          <table:table-cell office:value-type="float" office:value="1700" calcext:value-type="float">
            <text:p>170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erdition's Blade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skhandar's Right Claw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aw of the Frost Wyrm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ilithid Claw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ackcrow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oodseeker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rossbow of Imminent Doom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rvae of the Great Worm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erubian Slavemaker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triker's Mark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ampion's Plate Helm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rown of Destruction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xpert Goldminer's Helmet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ye of Rend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elm of Endless Rage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elm of the Executioner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ionheart Helm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sk of the Unforgiven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arlord's Plate Headpiece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arbed Choker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tormrage's Talisman of Seething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rk of Fordring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Onyxia Tooth Pendant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restor's Talisman of Connivery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he Eye of Hakkar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ampion's Plate Shoulders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onqueror's Spaulders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ke Talon Pauldrons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ruestrike Shoulder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arlord's Plate Shoulders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yrmhide Spaulders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ackveil Cape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pe of the Black Baron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oak of Concentrated Hatred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oak of Draconic Might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oak of the Fallen God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assi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oak of Firemaw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hroud of Dominion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pe of Unyielding Strength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uissant Cape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reastplate of Annihilation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houl Skin Tunic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lated Abomination Ribcage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gionnaire's Plate Hauberk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lfurion's Blessed Bulwark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avage Gladiator Chain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arlord's Plate Armor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attleborn Armbraces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erserker Bracers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ive Defiler Wristguards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ristguards of Vengeance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Qiraji Execution Bracers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ambraces of the Sadist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ristguards of Stability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ged Core Leather Gloves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ood Guard's Plate Gauntlets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vilsaur Gauntlets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dgemaster's Handguards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lameguard Gauntlets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auntlets of Annihilation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eneral's Plate Gauntlets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loves of Enforcement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acrificial Gauntlets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oone's Vice Grips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rigam Girdle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filer's Plate Girdle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rksman's Girdle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Omokk's Girth Restrainer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Onslaught Girdle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irdle of the Mentor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loudkeeper Legplates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vilsaur Leggings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eneral's Plate Leggings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itanic Leggings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gplates of Carnage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gionnaire's Plate Leggings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Outrider's Plate Legguards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ood Guard's Plate Greaves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oodmail Boots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oots of the Shadow Flame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romatic Boots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eneral's Plate Boots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indreaver Greaves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and of Accuria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ackstone Ring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gni's Will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ster Dragonslayer's Ring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and of Unnatural Forces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ainweaver Band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on Julio's Band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gionnaire's Band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Quick Strike Ring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ing of the Qiraji Fury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arov Peasant Caller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lackhand's Breadth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iamond Flask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rake Fang Talisman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ark of the Champion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eal of the Dawn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arthstrike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and of Justice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eart of Wyrmthalak</text:p>
          </table:table-cell>
          <table:table-cell office:value-type="float" office:value="21" calcext:value-type="float">
            <text:p>2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Jom Gabbar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Kiss of the Spider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layer's Crest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une of the Guard Captain</text:p>
          </table:table-cell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onsecrated Sharpening Stone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ath's Embrace</text:p>
          </table:table-cell>
          <table:table-cell office:value-type="float" office:value="22" calcext:value-type="float">
            <text:p>22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nse Sharpening St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lemental Sharpening Stone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Boots - Greater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Boots - Minor Speed</text:p>
          </table:table-cell>
          <table:table-cell office:value-type="float" office:value="22" calcext:value-type="float">
            <text:p>22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Bracer - Superior Strength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Chest - Greater Stats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Chest - Stats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Cloak - Lesser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Gloves - Greater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Gloves - Greater Strength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Gloves - Minor Haste</text:p>
          </table:table-cell>
          <table:table-cell office:value-type="float" office:value="22" calcext:value-type="float">
            <text:p>2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Gloves - Superior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-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- Fiery Weapon</text:p>
          </table:table-cell>
          <table:table-cell office:value-type="float" office:value="22" calcext:value-type="float">
            <text:p>2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- Lifestealing</text:p>
          </table:table-cell>
          <table:table-cell office:value-type="float" office:value="22" calcext:value-type="float">
            <text:p>2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- Strength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- Superior Striking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nchant Weapon – Crusader</text:p>
          </table:table-cell>
          <table:table-cell office:value-type="float" office:value="22" calcext:value-type="float">
            <text:p>2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nstant Poison</text:p>
          </table:table-cell>
          <table:table-cell office:value-type="float" office:value="22" calcext:value-type="float">
            <text:p>2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on Counterweight</text:p>
          </table:table-cell>
          <table:table-cell office:value-type="float" office:value="22" calcext:value-type="float">
            <text:p>2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sser Arcanum of Rapidity</text:p>
          </table:table-cell>
          <table:table-cell office:value-type="float" office:value="22" calcext:value-type="float">
            <text:p>2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sser Arcanum of Voracity - Agility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sser Arcanum of Voracity - Strength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ight of the Scourge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Windfury Totem</text:p>
          </table:table-cell>
          <table:table-cell office:value-type="float" office:value="22" calcext:value-type="float">
            <text:p>2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Zandalar Signet of Might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1"/>
        </table:table-row>
      </table:table>
      <table:table table:name="Sheet2" table:style-name="ta1" table:print="false">
        <table:table-column table:style-name="co2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Items.A1:Items.AG205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0:33:10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19M14S</meta:editing-duration>
    <meta:editing-cycles>378</meta:editing-cycles>
    <meta:generator>LibreOffice/6.1.3.2$Windows_X86_64 LibreOffice_project/86daf60bf00efa86ad547e59e09d6bb77c699acb</meta:generator>
    <dc:date>2019-04-25T00:34:02.611000000</dc:date>
    <meta:document-statistic meta:table-count="2" meta:cell-count="6765" meta:object-count="0"/>
    <meta:user-defined meta:name="Info 1"/>
    <meta:user-defined meta:name="Info 2"/>
    <meta:user-defined meta:name="Info 3"/>
    <meta:user-defined meta:name="Info 4"/>
  </office:meta>
</office:document-meta>
</file>